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418f3" officeooo:paragraph-rsid="001418f3" fo:background-color="#ffff00" style:font-size-asian="16pt" style:font-size-complex="16pt"/>
    </style:style>
    <style:style style:name="P2" style:family="paragraph" style:parent-style-name="Standard">
      <style:text-properties fo:font-size="12pt" officeooo:rsid="00188a63" officeooo:paragraph-rsid="001b5ee4" fo:background-color="transparent" style:font-size-asian="10.5pt" style:font-size-complex="12pt"/>
    </style:style>
    <style:style style:name="P3" style:family="paragraph" style:parent-style-name="Standard">
      <style:text-properties fo:font-size="12pt" officeooo:rsid="001e3446" officeooo:paragraph-rsid="001e3446" fo:background-color="transparent" style:font-size-asian="10.5pt" style:font-size-complex="12pt"/>
    </style:style>
    <style:style style:name="P4" style:family="paragraph" style:parent-style-name="Standard">
      <style:text-properties fo:font-size="12pt" officeooo:rsid="00246fa1" officeooo:paragraph-rsid="00246fa1" fo:background-color="transparent" style:font-size-asian="10.5pt" style:font-size-complex="12pt"/>
    </style:style>
    <style:style style:name="P5" style:family="paragraph" style:parent-style-name="Standard">
      <style:text-properties fo:font-size="12pt" officeooo:rsid="001b5ee4" officeooo:paragraph-rsid="001b5ee4" fo:background-color="#ffff00" style:font-size-asian="10.5pt" style:font-size-complex="12pt"/>
    </style:style>
    <style:style style:name="P6" style:family="paragraph" style:parent-style-name="Standard">
      <style:text-properties fo:font-size="14pt" officeooo:rsid="001b5ee4" officeooo:paragraph-rsid="001b5ee4" fo:background-color="#ffff00" style:font-size-asian="14pt" style:font-size-complex="14pt"/>
    </style:style>
    <style:style style:name="P7" style:family="paragraph" style:parent-style-name="Standard">
      <style:text-properties fo:font-size="14pt" officeooo:rsid="001c033a" officeooo:paragraph-rsid="0021eca3" fo:background-color="#ffff00" style:font-size-asian="14pt" style:font-size-complex="14pt"/>
    </style:style>
    <style:style style:name="P8" style:family="paragraph" style:parent-style-name="Standard">
      <style:text-properties fo:font-size="14pt" officeooo:rsid="0037a33e" officeooo:paragraph-rsid="0037a33e" fo:background-color="#ffff00" style:font-size-asian="14pt" style:font-size-complex="14pt"/>
    </style:style>
    <style:style style:name="P9" style:family="paragraph" style:parent-style-name="Standard">
      <style:text-properties officeooo:paragraph-rsid="001b5ee4"/>
    </style:style>
    <style:style style:name="P10" style:family="paragraph" style:parent-style-name="Standard">
      <style:text-properties officeooo:rsid="001e3446" officeooo:paragraph-rsid="001e3446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4be73" officeooo:paragraph-rsid="0044be73" fo:background-color="#ffff0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4528d" officeooo:paragraph-rsid="0054528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style:font-name="Liberation Serif" fo:font-size="12pt" officeooo:rsid="00696856" officeooo:paragraph-rsid="00696856" fo:background-color="transparent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rsid="00581f77" officeooo:paragraph-rsid="00661d98" fo:background-color="#ffff00" style:font-size-asian="12pt" style:font-size-complex="12pt"/>
    </style:style>
    <style:style style:name="P15" style:family="paragraph" style:parent-style-name="Standard" style:list-style-name="L1">
      <style:text-properties officeooo:paragraph-rsid="00250056"/>
    </style:style>
    <style:style style:name="P16" style:family="paragraph" style:parent-style-name="Standard" style:list-style-name="L1">
      <style:text-properties officeooo:paragraph-rsid="0038fcc2"/>
    </style:style>
    <style:style style:name="P17" style:family="paragraph" style:parent-style-name="Standard" style:list-style-name="L1">
      <style:text-properties officeooo:paragraph-rsid="0055ff2a"/>
    </style:style>
    <style:style style:name="P18" style:family="paragraph" style:parent-style-name="Standard" style:list-style-name="L1">
      <style:text-properties officeooo:paragraph-rsid="00661d98"/>
    </style:style>
    <style:style style:name="P19" style:family="paragraph" style:parent-style-name="Standard" style:list-style-name="L1">
      <style:text-properties officeooo:paragraph-rsid="0082fe79"/>
    </style:style>
    <style:style style:name="P20" style:family="paragraph" style:parent-style-name="Standard" style:list-style-name="L1">
      <style:text-properties fo:font-size="12pt" officeooo:rsid="00246fa1" officeooo:paragraph-rsid="002631d8" fo:background-color="#ffff00" style:font-size-asian="10.5pt" style:font-size-complex="12pt"/>
    </style:style>
    <style:style style:name="P21" style:family="paragraph" style:parent-style-name="Standard" style:list-style-name="L1">
      <style:text-properties fo:font-size="12pt" officeooo:rsid="00246fa1" officeooo:paragraph-rsid="00250056" fo:background-color="transparent" style:font-size-asian="10.5pt" style:font-size-complex="12pt"/>
    </style:style>
    <style:style style:name="P22" style:family="paragraph" style:parent-style-name="Standard" style:list-style-name="L1">
      <style:text-properties fo:color="#000000" style:font-name="Liberation Serif" fo:font-size="12pt" officeooo:rsid="002a247c" officeooo:paragraph-rsid="002a4e23" fo:background-color="transparent" style:font-size-asian="12pt" style:font-size-complex="12pt"/>
    </style:style>
    <style:style style:name="P23" style:family="paragraph" style:parent-style-name="Standard" style:list-style-name="L1">
      <style:text-properties fo:color="#000000" style:font-name="Liberation Serif" fo:font-size="12pt" officeooo:rsid="002fe144" officeooo:paragraph-rsid="0030b00b" fo:background-color="transparent" style:font-size-asian="12pt" style:font-size-complex="12pt"/>
    </style:style>
    <style:style style:name="P24" style:family="paragraph" style:parent-style-name="Standard" style:list-style-name="L1">
      <style:text-properties fo:color="#000000" style:font-name="Liberation Serif" fo:font-size="12pt" officeooo:rsid="0034c412" officeooo:paragraph-rsid="0037a33e" fo:background-color="transparent" style:font-size-asian="10.5pt" style:font-size-complex="12pt"/>
    </style:style>
    <style:style style:name="P25" style:family="paragraph" style:parent-style-name="Standard" style:list-style-name="L1">
      <style:text-properties fo:color="#000000" style:font-name="Liberation Serif" fo:font-size="12pt" officeooo:rsid="0034c412" officeooo:paragraph-rsid="0035ae50" fo:background-color="transparent" style:font-size-asian="10.5pt" style:font-size-complex="12pt"/>
    </style:style>
    <style:style style:name="P26" style:family="paragraph" style:parent-style-name="Standard" style:list-style-name="L1">
      <style:text-properties fo:color="#000000" style:font-name="Liberation Serif" fo:font-size="12pt" officeooo:rsid="0034c412" officeooo:paragraph-rsid="00250056" fo:background-color="transparent" style:font-size-asian="10.5pt" style:font-size-complex="12pt"/>
    </style:style>
    <style:style style:name="P27" style:family="paragraph" style:parent-style-name="Standard" style:list-style-name="L1">
      <style:text-properties fo:color="#000000" style:font-name="Liberation Serif" fo:font-size="12pt" officeooo:rsid="0034c412" officeooo:paragraph-rsid="0035b005" fo:background-color="#ffff00" style:font-size-asian="10.5pt" style:font-size-complex="12pt"/>
    </style:style>
    <style:style style:name="P28" style:family="paragraph" style:parent-style-name="Standard">
      <style:text-properties fo:color="#000000" style:font-name="Liberation Serif" fo:font-size="12pt" fo:font-weight="normal" officeooo:rsid="00741a82" officeooo:paragraph-rsid="00741a82" fo:background-color="#ffff0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Liberation Serif" fo:font-size="12pt" fo:font-weight="normal" officeooo:rsid="0074948b" officeooo:paragraph-rsid="0074948b" fo:background-color="#ffff00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text-properties officeooo:rsid="002a4e23" officeooo:paragraph-rsid="002a4e23"/>
    </style:style>
    <style:style style:name="P31" style:family="paragraph" style:parent-style-name="Standard" style:list-style-name="L1">
      <style:text-properties officeooo:rsid="0035ae50" officeooo:paragraph-rsid="0037a33e" fo:background-color="#ffff00"/>
    </style:style>
    <style:style style:name="P32" style:family="paragraph" style:parent-style-name="Standard" style:list-style-name="L1">
      <style:text-properties officeooo:rsid="0035ae50" officeooo:paragraph-rsid="0035ae50" fo:background-color="#ffff00"/>
    </style:style>
    <style:style style:name="P33" style:family="paragraph" style:parent-style-name="Standard" style:list-style-name="L1">
      <style:text-properties officeooo:rsid="0030b00b" officeooo:paragraph-rsid="0035ae50" fo:background-color="#ffff00"/>
    </style:style>
    <style:style style:name="P34" style:family="paragraph" style:parent-style-name="Standard" style:list-style-name="L1">
      <style:text-properties officeooo:rsid="00397c4f" officeooo:paragraph-rsid="00397c4f" fo:background-color="#ffff00"/>
    </style:style>
    <style:style style:name="P35" style:family="paragraph" style:parent-style-name="Standard" style:list-style-name="L1">
      <style:text-properties officeooo:rsid="0041af12" officeooo:paragraph-rsid="0041af12" fo:background-color="#ffff00"/>
    </style:style>
    <style:style style:name="P36" style:family="paragraph" style:parent-style-name="Standard">
      <style:text-properties officeooo:paragraph-rsid="0082fe79" fo:background-color="#ffff00"/>
    </style:style>
    <style:style style:name="P37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35b005" officeooo:paragraph-rsid="0038fcc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38fcc2" officeooo:paragraph-rsid="00397c4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397c4f" officeooo:paragraph-rsid="00397c4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3d0ded" officeooo:paragraph-rsid="0041af1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433470" officeooo:paragraph-rsid="0041af1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5389e4" officeooo:paragraph-rsid="0054528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54528d" officeooo:paragraph-rsid="0054528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55ff2a" officeooo:paragraph-rsid="0055ff2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433470" officeooo:paragraph-rsid="0051c2c2" fo:background-color="#ffff00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4943f9" officeooo:paragraph-rsid="004943f9" fo:background-color="#ffff00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54528d" officeooo:paragraph-rsid="0054528d" fo:background-color="#ffff00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55ff2a" officeooo:paragraph-rsid="0055ff2a" fo:background-color="#ffff00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officeooo:paragraph-rsid="0082fe79"/>
    </style:style>
    <style:style style:name="P50" style:family="paragraph" style:parent-style-name="Standard" style:list-style-name="L8">
      <style:text-properties officeooo:paragraph-rsid="0039e871"/>
    </style:style>
    <style:style style:name="P51" style:family="paragraph" style:parent-style-name="Text_20_body" style:list-style-name="L2">
      <style:text-properties fo:font-size="12pt" officeooo:rsid="001b5ee4" officeooo:paragraph-rsid="001b5ee4" fo:background-color="#ffff00" style:font-size-asian="10.5pt" style:font-size-complex="12pt"/>
    </style:style>
    <style:style style:name="P52" style:family="paragraph" style:parent-style-name="Text_20_body" style:list-style-name="L3">
      <style:text-properties fo:font-variant="normal" fo:text-transform="none" fo:color="#000000" style:font-name="Liberation Serif" fo:font-size="12pt" fo:letter-spacing="normal" fo:font-style="normal" fo:font-weight="normal" officeooo:rsid="0037a33e" officeooo:paragraph-rsid="0037a33e" fo:background-color="transparent" style:font-size-asian="12pt" style:font-weight-asian="normal" style:font-size-complex="12pt" style:font-weight-complex="normal"/>
    </style:style>
    <style:style style:name="P53" style:family="paragraph" style:parent-style-name="Text_20_body">
      <style:text-properties officeooo:rsid="007a06a7" officeooo:paragraph-rsid="007a06a7"/>
    </style:style>
    <style:style style:name="P54" style:family="paragraph" style:parent-style-name="Text_20_body">
      <style:text-properties officeooo:rsid="007bdd66" officeooo:paragraph-rsid="007bdd66"/>
    </style:style>
    <style:style style:name="P55" style:family="paragraph" style:parent-style-name="Text_20_body">
      <style:text-properties officeooo:paragraph-rsid="007bdd66"/>
    </style:style>
    <style:style style:name="P56" style:family="paragraph" style:parent-style-name="Text_20_body" style:list-style-name="L6"/>
    <style:style style:name="P57" style:family="paragraph" style:parent-style-name="Text_20_body">
      <style:text-properties officeooo:rsid="00824f15" officeooo:paragraph-rsid="00824f15"/>
    </style:style>
    <style:style style:name="P58" style:family="paragraph" style:parent-style-name="Text_20_body">
      <style:text-properties officeooo:paragraph-rsid="007a06a7"/>
    </style:style>
    <style:style style:name="P59" style:family="paragraph" style:parent-style-name="Text_20_body">
      <style:text-properties officeooo:rsid="0087b1be" officeooo:paragraph-rsid="0087b1be"/>
    </style:style>
    <style:style style:name="P60" style:family="paragraph" style:parent-style-name="Text_20_body" style:list-style-name="L2">
      <style:paragraph-properties fo:margin-top="0.265cm" fo:margin-bottom="0.265cm" loext:contextual-spacing="false" fo:orphans="2" fo:widows="2"/>
    </style:style>
    <style:style style:name="P61" style:family="paragraph" style:parent-style-name="Text_20_body" style:list-style-name="L2">
      <style:paragraph-properties fo:margin-top="0.265cm" fo:margin-bottom="0.265cm" loext:contextual-spacing="false" fo:orphans="2" fo:widows="2"/>
      <style:text-properties officeooo:paragraph-rsid="00696856"/>
    </style:style>
    <style:style style:name="P62" style:family="paragraph" style:parent-style-name="Text_20_body" style:list-style-name="L3">
      <style:paragraph-properties fo:orphans="2" fo:widows="2" fo:padding="0cm" fo:border="none"/>
      <style:text-properties fo:color="#000000" style:font-name="Liberation Serif" fo:font-size="12pt" fo:font-weight="normal" officeooo:paragraph-rsid="0074948b" fo:background-color="transparent" style:font-size-asian="12pt" style:font-weight-asian="normal" style:font-size-complex="12pt" style:font-weight-complex="normal"/>
    </style:style>
    <style:style style:name="P63" style:family="paragraph" style:parent-style-name="Text_20_body" style:list-style-name="L3">
      <style:paragraph-properties fo:orphans="2" fo:widows="2" fo:padding="0cm" fo:border="none"/>
      <style:text-properties fo:color="#000000" style:font-name="Liberation Serif" fo:font-size="12pt" fo:font-weight="normal" officeooo:paragraph-rsid="00773172" fo:background-color="transparent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orphans="2" fo:widows="2" fo:padding="0cm" fo:border="none"/>
      <style:text-properties fo:color="#000000" style:font-name="Liberation Serif" fo:font-size="12pt" fo:font-weight="normal" officeooo:paragraph-rsid="00773172" fo:background-color="transparent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orphans="2" fo:widows="2" fo:padding="0cm" fo:border="none"/>
      <style:text-properties fo:color="#000000" style:font-name="Liberation Serif" fo:font-size="12pt" fo:font-weight="normal" officeooo:rsid="00773172" officeooo:paragraph-rsid="00773172" fo:background-color="transparent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orphans="2" fo:widows="2" fo:padding="0cm" fo:border="none"/>
      <style:text-properties fo:color="#000000" style:font-name="Liberation Serif" fo:font-size="12pt" fo:font-weight="normal" officeooo:rsid="0078313f" officeooo:paragraph-rsid="0078313f" fo:background-color="transparent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orphans="2" fo:widows="2" fo:padding="0cm" fo:border="none"/>
      <style:text-properties fo:color="#000000" style:font-name="Liberation Serif" fo:font-size="12pt" fo:font-weight="normal" officeooo:rsid="007a06a7" officeooo:paragraph-rsid="007a06a7" fo:background-color="transparent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orphans="2" fo:widows="2" fo:padding="0cm" fo:border="none"/>
      <style:text-properties fo:color="#000000" style:font-name="Liberation Serif" fo:font-size="12pt" fo:font-weight="normal" officeooo:rsid="007a06a7" officeooo:paragraph-rsid="0082b670" fo:background-color="transparent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orphans="2" fo:widows="2" fo:padding="0cm" fo:border="none"/>
      <style:text-properties fo:color="#000000" style:font-name="Liberation Serif" fo:font-size="12pt" fo:font-weight="normal" officeooo:rsid="0087b1be" officeooo:paragraph-rsid="0087b1be" fo:background-color="transparent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orphans="2" fo:widows="2" fo:padding="0cm" fo:border="none"/>
      <style:text-properties fo:color="#000000" style:font-name="Liberation Serif" fo:font-size="12pt" fo:font-weight="normal" officeooo:rsid="008cd17f" officeooo:paragraph-rsid="008cd17f" fo:background-color="transparent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orphans="2" fo:widows="2" fo:padding="0cm" fo:border="none"/>
      <style:text-properties fo:color="#000000" style:font-name="Liberation Serif" fo:font-size="12pt" fo:font-weight="normal" officeooo:rsid="008d5678" officeooo:paragraph-rsid="008d5678" fo:background-color="transparent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orphans="2" fo:widows="2" fo:padding="0cm" fo:border="none"/>
      <style:text-properties fo:color="#000000" style:font-name="Liberation Serif" fo:font-size="14pt" fo:font-weight="normal" officeooo:rsid="008ee801" officeooo:paragraph-rsid="008ee801" fo:background-color="#ffff00" style:font-size-asian="14pt" style:font-weight-asian="normal" style:font-size-complex="14pt" style:font-weight-complex="normal"/>
    </style:style>
    <style:style style:name="P73" style:family="paragraph" style:parent-style-name="Text_20_body">
      <style:paragraph-properties fo:orphans="2" fo:widows="2" fo:padding="0cm" fo:border="none"/>
      <style:text-properties officeooo:paragraph-rsid="00773172"/>
    </style:style>
    <style:style style:name="P74" style:family="paragraph" style:parent-style-name="Text_20_body" style:list-style-name="L6">
      <style:paragraph-properties fo:orphans="2" fo:widows="2" fo:padding="0cm" fo:border="none"/>
      <style:text-properties officeooo:paragraph-rsid="0078313f"/>
    </style:style>
    <style:style style:name="P75" style:family="paragraph" style:parent-style-name="Text_20_body" style:list-style-name="L7">
      <style:paragraph-properties fo:orphans="2" fo:widows="2" fo:padding="0cm" fo:border="none"/>
      <style:text-properties officeooo:paragraph-rsid="00773172"/>
    </style:style>
    <style:style style:name="P76" style:family="paragraph" style:parent-style-name="Text_20_body" style:list-style-name="L7">
      <style:paragraph-properties fo:orphans="2" fo:widows="2" fo:padding="0cm" fo:border="none"/>
      <style:text-properties officeooo:paragraph-rsid="007e7ce5"/>
    </style:style>
    <style:style style:name="P77" style:family="paragraph" style:parent-style-name="Text_20_body">
      <style:paragraph-properties fo:orphans="2" fo:widows="2" fo:padding="0cm" fo:border="none"/>
      <style:text-properties officeooo:paragraph-rsid="007e7ce5"/>
    </style:style>
    <style:style style:name="P78" style:family="paragraph" style:parent-style-name="Text_20_body">
      <style:paragraph-properties fo:orphans="2" fo:widows="2" fo:padding="0cm" fo:border="none"/>
      <style:text-properties officeooo:rsid="007f2d6d" officeooo:paragraph-rsid="007f2d6d"/>
    </style:style>
    <style:style style:name="P79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1b5ee4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43347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2a247c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2a4e23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581f77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696856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35b00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38fcc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397c4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39e87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3b10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3baa4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3d0de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4526e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4710b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55ff2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57f3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581f7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71f31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7253d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82fe7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83911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87913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89784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8986a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8a593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8a766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8ad21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8e1ba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officeooo:rsid="00696856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6fd835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1511b0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16b963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35b005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38fcc2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397c4f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55ff2a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bold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bold" officeooo:rsid="00696856" fo:background-color="transparent" loext:char-shading-value="0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000000" style:font-name="Liberation Serif" fo:font-size="11.25pt" fo:letter-spacing="normal" fo:font-style="normal" fo:font-weight="normal" officeooo:rsid="0035b005" fo:background-color="transparent" loext:char-shading-value="0" style:font-size-asian="10.5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1.25pt" fo:letter-spacing="normal" fo:font-style="normal" fo:font-weight="normal" officeooo:rsid="0035dc00" fo:background-color="transparent" loext:char-shading-value="0" style:font-size-asian="10.5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letter-spacing="normal" fo:font-style="normal" fo:font-weight="bold" fo:background-color="transparent" loext:char-shading-value="0" style:font-size-asian="12pt"/>
    </style:style>
    <style:style style:name="T48" style:family="text">
      <style:text-properties fo:font-variant="normal" fo:text-transform="none" fo:color="#000000" style:font-name="Liberation Serif" fo:letter-spacing="normal" fo:font-style="normal" fo:font-weight="normal" fo:background-color="transparent" loext:char-shading-value="0" style:font-size-asian="12pt"/>
    </style:style>
    <style:style style:name="T4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6fd835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letter-spacing="normal" fo:font-style="normal"/>
    </style:style>
    <style:style style:name="T51" style:family="text">
      <style:text-properties fo:font-variant="normal" fo:text-transform="none" fo:letter-spacing="normal" fo:font-style="normal" officeooo:rsid="006e16d6"/>
    </style:style>
    <style:style style:name="T52" style:family="text">
      <style:text-properties fo:font-size="12pt" fo:background-color="transparent" loext:char-shading-value="0" style:font-size-asian="10.5pt" style:font-size-complex="12pt"/>
    </style:style>
    <style:style style:name="T53" style:family="text">
      <style:text-properties fo:font-size="12pt" officeooo:rsid="001418f3" fo:background-color="transparent" loext:char-shading-value="0" style:font-size-asian="10.5pt" style:font-size-complex="12pt"/>
    </style:style>
    <style:style style:name="T54" style:family="text">
      <style:text-properties fo:font-size="12pt" officeooo:rsid="001511b0" fo:background-color="transparent" loext:char-shading-value="0" style:font-size-asian="10.5pt" style:font-size-complex="12pt"/>
    </style:style>
    <style:style style:name="T55" style:family="text">
      <style:text-properties fo:font-size="12pt" officeooo:rsid="0016b963" fo:background-color="transparent" loext:char-shading-value="0" style:font-size-asian="10.5pt" style:font-size-complex="12pt"/>
    </style:style>
    <style:style style:name="T56" style:family="text">
      <style:text-properties fo:font-size="12pt" officeooo:rsid="0016eda5" fo:background-color="transparent" loext:char-shading-value="0" style:font-size-asian="10.5pt" style:font-size-complex="12pt"/>
    </style:style>
    <style:style style:name="T57" style:family="text">
      <style:text-properties fo:font-size="12pt" officeooo:rsid="0017d406" fo:background-color="transparent" loext:char-shading-value="0" style:font-size-asian="10.5pt" style:font-size-complex="12pt"/>
    </style:style>
    <style:style style:name="T58" style:family="text">
      <style:text-properties fo:font-size="12pt" officeooo:rsid="0018e26a" fo:background-color="transparent" loext:char-shading-value="0" style:font-size-asian="10.5pt" style:font-size-complex="12pt"/>
    </style:style>
    <style:style style:name="T59" style:family="text">
      <style:text-properties fo:font-size="12pt" officeooo:rsid="00188a63" fo:background-color="transparent" loext:char-shading-value="0" style:font-size-asian="10.5pt" style:font-size-complex="12pt"/>
    </style:style>
    <style:style style:name="T60" style:family="text">
      <style:text-properties fo:font-size="12pt" officeooo:rsid="001b5ee4" fo:background-color="transparent" loext:char-shading-value="0" style:font-size-asian="10.5pt" style:font-size-complex="12pt"/>
    </style:style>
    <style:style style:name="T61" style:family="text">
      <style:text-properties fo:font-size="12pt" officeooo:rsid="001adf8f" fo:background-color="transparent" loext:char-shading-value="0" style:font-size-asian="10.5pt" style:font-size-complex="12pt"/>
    </style:style>
    <style:style style:name="T62" style:family="text">
      <style:text-properties fo:font-size="12pt" officeooo:rsid="001dffe5" fo:background-color="transparent" loext:char-shading-value="0" style:font-size-asian="10.5pt" style:font-size-complex="12pt"/>
    </style:style>
    <style:style style:name="T63" style:family="text">
      <style:text-properties fo:font-size="12pt" officeooo:rsid="00201cee" fo:background-color="transparent" loext:char-shading-value="0" style:font-size-asian="10.5pt" style:font-size-complex="12pt"/>
    </style:style>
    <style:style style:name="T64" style:family="text">
      <style:text-properties fo:font-size="12pt" officeooo:rsid="002886cb" fo:background-color="transparent" loext:char-shading-value="0" style:font-size-asian="10.5pt" style:font-size-complex="12pt"/>
    </style:style>
    <style:style style:name="T65" style:family="text">
      <style:text-properties fo:font-size="12pt" officeooo:rsid="002a247c" fo:background-color="transparent" loext:char-shading-value="0" style:font-size-asian="10.5pt" style:font-size-complex="12pt"/>
    </style:style>
    <style:style style:name="T66" style:family="text">
      <style:text-properties fo:font-size="12pt" officeooo:rsid="0032d53d" fo:background-color="transparent" loext:char-shading-value="0" style:font-size-asian="10.5pt" style:font-size-complex="12pt"/>
    </style:style>
    <style:style style:name="T67" style:family="text">
      <style:text-properties fo:font-size="12pt" officeooo:rsid="0034c412" fo:background-color="transparent" loext:char-shading-value="0" style:font-size-asian="10.5pt" style:font-size-complex="12pt"/>
    </style:style>
    <style:style style:name="T68" style:family="text">
      <style:text-properties fo:font-size="12pt" officeooo:rsid="0035ae50" fo:background-color="transparent" loext:char-shading-value="0" style:font-size-asian="10.5pt" style:font-size-complex="12pt"/>
    </style:style>
    <style:style style:name="T69" style:family="text">
      <style:text-properties fo:font-size="12pt" officeooo:rsid="0035b005" fo:background-color="transparent" loext:char-shading-value="0" style:font-size-asian="10.5pt" style:font-size-complex="12pt"/>
    </style:style>
    <style:style style:name="T70" style:family="text">
      <style:text-properties fo:font-size="12pt" officeooo:rsid="005389e4" fo:background-color="transparent" loext:char-shading-value="0" style:font-size-asian="10.5pt" style:font-size-complex="12pt"/>
    </style:style>
    <style:style style:name="T71" style:family="text">
      <style:text-properties fo:font-size="12pt" officeooo:rsid="00250056" fo:background-color="#ffff00" loext:char-shading-value="0" style:font-size-asian="10.5pt" style:font-size-complex="12pt"/>
    </style:style>
    <style:style style:name="T72" style:family="text">
      <style:text-properties fo:font-size="12pt" officeooo:rsid="0037a33e" fo:background-color="#ffff00" loext:char-shading-value="0" style:font-size-asian="10.5pt" style:font-size-complex="12pt"/>
    </style:style>
    <style:style style:name="T73" style:family="text">
      <style:text-properties officeooo:rsid="00201cee"/>
    </style:style>
    <style:style style:name="T74" style:family="text">
      <style:text-properties officeooo:rsid="00250056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0250056" fo:background-color="transparent" loext:char-shading-value="0"/>
    </style:style>
    <style:style style:name="T77" style:family="text">
      <style:text-properties officeooo:rsid="002631d8" fo:background-color="transparent" loext:char-shading-value="0"/>
    </style:style>
    <style:style style:name="T78" style:family="text">
      <style:text-properties officeooo:rsid="004d5d23" fo:background-color="transparent" loext:char-shading-value="0"/>
    </style:style>
    <style:style style:name="T79" style:family="text">
      <style:text-properties officeooo:rsid="004eeef3" fo:background-color="transparent" loext:char-shading-value="0"/>
    </style:style>
    <style:style style:name="T80" style:family="text">
      <style:text-properties officeooo:rsid="005160ee" fo:background-color="transparent" loext:char-shading-value="0"/>
    </style:style>
    <style:style style:name="T81" style:family="text">
      <style:text-properties officeooo:rsid="0051c2c2" fo:background-color="transparent" loext:char-shading-value="0"/>
    </style:style>
    <style:style style:name="T82" style:family="text">
      <style:text-properties officeooo:rsid="005389e4" fo:background-color="transparent" loext:char-shading-value="0"/>
    </style:style>
    <style:style style:name="T83" style:family="text">
      <style:text-properties officeooo:rsid="0054037e" fo:background-color="transparent" loext:char-shading-value="0"/>
    </style:style>
    <style:style style:name="T84" style:family="text">
      <style:text-properties officeooo:rsid="0055ff2a" fo:background-color="transparent" loext:char-shading-value="0"/>
    </style:style>
    <style:style style:name="T85" style:family="text">
      <style:text-properties fo:color="#000000" style:font-name="Liberation Serif" fo:font-size="12pt" fo:background-color="transparent" loext:char-shading-value="0" style:font-size-asian="12pt" style:font-size-complex="12pt"/>
    </style:style>
    <style:style style:name="T86" style:family="text">
      <style:text-properties fo:color="#000000" style:font-name="Liberation Serif" fo:font-size="12pt" officeooo:rsid="002fe144" fo:background-color="transparent" loext:char-shading-value="0" style:font-size-asian="12pt" style:font-size-complex="12pt"/>
    </style:style>
    <style:style style:name="T87" style:family="text">
      <style:text-properties fo:color="#000000" style:font-name="Liberation Serif" fo:font-size="12pt" officeooo:rsid="00581f77" fo:background-color="transparent" loext:char-shading-value="0" style:font-size-asian="12pt" style:font-size-complex="12pt"/>
    </style:style>
    <style:style style:name="T88" style:family="text">
      <style:text-properties fo:color="#000000" style:font-name="Liberation Serif" fo:font-size="12pt" officeooo:rsid="006fd835" fo:background-color="transparent" loext:char-shading-value="0" style:font-size-asian="12pt" style:font-size-complex="12pt"/>
    </style:style>
    <style:style style:name="T89" style:family="text">
      <style:text-properties fo:color="#000000" style:font-name="Liberation Serif" fo:font-size="12pt" officeooo:rsid="001418f3" fo:background-color="transparent" loext:char-shading-value="0" style:font-size-asian="10.5pt" style:font-size-complex="12pt"/>
    </style:style>
    <style:style style:name="T90" style:family="text">
      <style:text-properties fo:color="#000000" style:font-name="Liberation Serif" fo:font-size="12pt" officeooo:rsid="001511b0" fo:background-color="transparent" loext:char-shading-value="0" style:font-size-asian="10.5pt" style:font-size-complex="12pt"/>
    </style:style>
    <style:style style:name="T91" style:family="text">
      <style:text-properties fo:color="#000000" style:font-name="Liberation Serif" fo:font-size="12pt" officeooo:rsid="0016b963" fo:background-color="transparent" loext:char-shading-value="0" style:font-size-asian="10.5pt" style:font-size-complex="12pt"/>
    </style:style>
    <style:style style:name="T92" style:family="text">
      <style:text-properties fo:color="#000000" style:font-name="Liberation Serif" fo:font-size="12pt" officeooo:rsid="00314f2d" fo:background-color="transparent" loext:char-shading-value="0" style:font-size-asian="10.5pt" style:font-size-complex="12pt"/>
    </style:style>
    <style:style style:name="T93" style:family="text">
      <style:text-properties fo:color="#000000" style:font-name="Liberation Serif" fo:font-size="12pt" officeooo:rsid="0032d53d" fo:background-color="transparent" loext:char-shading-value="0" style:font-size-asian="10.5pt" style:font-size-complex="12pt"/>
    </style:style>
    <style:style style:name="T94" style:family="text">
      <style:text-properties fo:color="#000000" style:font-name="Liberation Serif" fo:font-size="12pt" officeooo:rsid="0034c412" fo:background-color="transparent" loext:char-shading-value="0" style:font-size-asian="10.5pt" style:font-size-complex="12pt"/>
    </style:style>
    <style:style style:name="T95" style:family="text">
      <style:text-properties fo:color="#000000" style:font-name="Liberation Serif" fo:font-size="12pt" officeooo:rsid="0035ae50" fo:background-color="transparent" loext:char-shading-value="0" style:font-size-asian="10.5pt" style:font-size-complex="12pt"/>
    </style:style>
    <style:style style:name="T96" style:family="text">
      <style:text-properties fo:color="#000000" style:font-name="Liberation Serif" fo:font-size="12pt" officeooo:rsid="003a9849" fo:background-color="transparent" loext:char-shading-value="0" style:font-size-asian="10.5pt" style:font-size-complex="12pt"/>
    </style:style>
    <style:style style:name="T97" style:family="text">
      <style:text-properties fo:color="#000000" style:font-name="Liberation Serif" fo:font-size="12pt" officeooo:rsid="005d347f" fo:background-color="transparent" loext:char-shading-value="0" style:font-size-asian="10.5pt" style:font-size-complex="12pt"/>
    </style:style>
    <style:style style:name="T98" style:family="text">
      <style:text-properties fo:color="#000000" style:font-name="Liberation Serif" fo:font-size="12pt" officeooo:rsid="00756871" fo:background-color="transparent" loext:char-shading-value="0" style:font-size-asian="10.5pt" style:font-size-complex="12pt"/>
    </style:style>
    <style:style style:name="T99" style:family="text">
      <style:text-properties fo:color="#000000" style:font-name="Liberation Serif" fo:font-size="12pt" fo:background-color="#ffff00" loext:char-shading-value="0" style:font-size-asian="12pt" style:font-size-complex="12pt"/>
    </style:style>
    <style:style style:name="T100" style:family="text">
      <style:text-properties fo:color="#000000" style:font-name="Liberation Serif" fo:font-size="12pt" officeooo:rsid="002a247c" fo:background-color="#ffff00" loext:char-shading-value="0" style:font-size-asian="12pt" style:font-size-complex="12pt"/>
    </style:style>
    <style:style style:name="T101" style:family="text">
      <style:text-properties fo:color="#000000" style:font-name="Liberation Serif" fo:font-size="12pt" officeooo:rsid="00661d98" fo:background-color="#ffff00" loext:char-shading-value="0" style:font-size-asian="12pt" style:font-size-complex="12pt"/>
    </style:style>
    <style:style style:name="T102" style:family="text">
      <style:text-properties fo:color="#000000" style:font-name="Liberation Serif" fo:font-size="12pt" style:font-size-asian="12pt" style:font-size-complex="12pt"/>
    </style:style>
    <style:style style:name="T103" style:family="text">
      <style:text-properties fo:color="#000000" style:font-name="Liberation Serif" fo:font-size="12pt" officeooo:rsid="002fe144" style:font-size-asian="12pt" style:font-size-complex="12pt"/>
    </style:style>
    <style:style style:name="T104" style:family="text">
      <style:text-properties fo:color="#000000" style:font-name="Liberation Serif" fo:font-size="12pt" style:font-size-asian="10.5pt" style:font-size-complex="12pt"/>
    </style:style>
    <style:style style:name="T105" style:family="text">
      <style:text-properties fo:color="#000000" style:font-name="Liberation Serif" fo:font-size="12pt" officeooo:rsid="0034c412" style:font-size-asian="10.5pt" style:font-size-complex="12pt"/>
    </style:style>
    <style:style style:name="T106" style:family="text">
      <style:text-properties fo:color="#000000" style:font-name="Liberation Serif" fo:font-size="12pt" officeooo:rsid="0035ae50" style:font-size-asian="10.5pt" style:font-size-complex="12pt"/>
    </style:style>
    <style:style style:name="T107" style:family="text">
      <style:text-properties fo:color="#000000" style:font-name="Liberation Serif" fo:font-size="12pt" officeooo:rsid="002fe144" style:font-size-asian="10.5pt" style:font-size-complex="12pt"/>
    </style:style>
    <style:style style:name="T108" style:family="text">
      <style:text-properties fo:color="#000000" style:font-name="Liberation Serif" fo:font-size="12pt" fo:font-weight="normal" officeooo:rsid="0035b005" fo:background-color="transparent" loext:char-shading-value="0" style:font-size-asian="10.5pt" style:font-weight-asian="normal" style:font-size-complex="12pt" style:font-weight-complex="normal"/>
    </style:style>
    <style:style style:name="T109" style:family="text">
      <style:text-properties fo:color="#000000" style:font-name="Liberation Serif" fo:font-size="12pt" fo:font-weight="normal" officeooo:rsid="006fd835" fo:background-color="transparent" loext:char-shading-value="0" style:font-size-asian="12pt" style:font-weight-asian="normal" style:font-size-complex="12pt" style:font-weight-complex="normal"/>
    </style:style>
    <style:style style:name="T110" style:family="text">
      <style:text-properties fo:color="#000000" style:font-name="Liberation Serif" fo:font-size="12pt" fo:font-weight="normal" officeooo:rsid="00773172" fo:background-color="transparent" loext:char-shading-value="0" style:font-size-asian="12pt" style:font-weight-asian="normal" style:font-size-complex="12pt" style:font-weight-complex="normal"/>
    </style:style>
    <style:style style:name="T111" style:family="text">
      <style:text-properties fo:color="#000000" style:font-name="Liberation Serif" fo:font-size="12pt" fo:font-weight="normal" officeooo:rsid="0078313f" fo:background-color="transparent" loext:char-shading-value="0" style:font-size-asian="12pt" style:font-weight-asian="normal" style:font-size-complex="12pt" style:font-weight-complex="normal"/>
    </style:style>
    <style:style style:name="T112" style:family="text">
      <style:text-properties fo:color="#000000" style:font-name="Liberation Serif" fo:font-size="12pt" fo:font-weight="normal" officeooo:rsid="007a06a7" fo:background-color="transparent" loext:char-shading-value="0" style:font-size-asian="12pt" style:font-weight-asian="normal" style:font-size-complex="12pt" style:font-weight-complex="normal"/>
    </style:style>
    <style:style style:name="T113" style:family="text">
      <style:text-properties fo:color="#000000" style:text-line-through-style="none" style:text-line-through-type="none" style:font-name="Liberation Serif" fo:font-size="12pt" officeooo:rsid="003a9849" fo:background-color="transparent" loext:char-shading-value="0" style:font-size-asian="10.5pt" style:font-size-complex="12pt"/>
    </style:style>
    <style:style style:name="T114" style:family="text">
      <style:text-properties fo:color="#000000" style:text-line-through-style="none" style:text-line-through-type="none" style:font-name="Liberation Serif" fo:font-size="12pt" officeooo:rsid="005f9a21" fo:background-color="transparent" loext:char-shading-value="0" style:font-size-asian="10.5pt" style:font-size-complex="12pt"/>
    </style:style>
    <style:style style:name="T115" style:family="text">
      <style:text-properties fo:color="#000000" style:text-line-through-style="none" style:text-line-through-type="none" style:font-name="Liberation Serif" fo:font-size="12pt" officeooo:rsid="005fa0d6" fo:background-color="transparent" loext:char-shading-value="0" style:font-size-asian="10.5pt" style:font-size-complex="12pt"/>
    </style:style>
    <style:style style:name="T116" style:family="text">
      <style:text-properties fo:color="#000000" fo:font-size="12pt" fo:font-weight="normal" officeooo:rsid="0078313f" fo:background-color="transparent" loext:char-shading-value="0" style:font-size-asian="12pt" style:font-weight-asian="normal" style:font-size-complex="12pt" style:font-weight-complex="normal"/>
    </style:style>
    <style:style style:name="T117" style:family="text">
      <style:text-properties fo:color="#000000" fo:font-size="12pt" fo:font-weight="normal" officeooo:rsid="007d3491" fo:background-color="transparent" loext:char-shading-value="0" style:font-size-asian="12pt" style:font-weight-asian="normal" style:font-size-complex="12pt" style:font-weight-complex="normal"/>
    </style:style>
    <style:style style:name="T118" style:family="text">
      <style:text-properties officeooo:rsid="002eba09"/>
    </style:style>
    <style:style style:name="T119" style:family="text">
      <style:text-properties officeooo:rsid="0037a33e"/>
    </style:style>
    <style:style style:name="T120" style:family="text">
      <style:text-properties officeooo:rsid="0044be73"/>
    </style:style>
    <style:style style:name="T121" style:family="text">
      <style:text-properties officeooo:rsid="005389e4"/>
    </style:style>
    <style:style style:name="T122" style:family="text">
      <style:text-properties officeooo:rsid="006e16d6"/>
    </style:style>
    <style:style style:name="T123" style:family="text">
      <style:text-properties fo:font-size="16pt" officeooo:rsid="00741a82" fo:background-color="#ffff00" loext:char-shading-value="0" style:font-size-asian="16pt" style:font-size-complex="16pt"/>
    </style:style>
    <style:style style:name="T124" style:family="text">
      <style:text-properties officeooo:rsid="0074948b"/>
    </style:style>
    <style:style style:name="T125" style:family="text">
      <style:text-properties officeooo:rsid="00741a82" style:font-size-asian="10.5pt"/>
    </style:style>
    <style:style style:name="T126" style:family="text">
      <style:text-properties fo:font-size="14pt" officeooo:rsid="0074948b" fo:background-color="#ffff00" loext:char-shading-value="0" style:font-size-asian="14pt" style:font-size-complex="14pt"/>
    </style:style>
    <style:style style:name="T127" style:family="text">
      <style:text-properties officeooo:rsid="00798444"/>
    </style:style>
    <style:style style:name="T128" style:family="text">
      <style:text-properties officeooo:rsid="007a06a7"/>
    </style:style>
    <style:style style:name="T129" style:family="text">
      <style:text-properties style:font-name="Liberation Serif" fo:font-size="12pt" style:font-size-asian="12pt" style:font-size-complex="12pt"/>
    </style:style>
    <style:style style:name="T130" style:family="text">
      <style:text-properties style:font-name="Liberation Serif" fo:font-size="12pt" officeooo:rsid="007bdd66" style:font-size-asian="12pt" style:font-size-complex="12pt"/>
    </style:style>
    <style:style style:name="T131" style:family="text">
      <style:text-properties style:font-name="Liberation Serif" fo:font-size="12pt" officeooo:rsid="007d3491" style:font-size-asian="12pt" style:font-size-complex="12pt"/>
    </style:style>
    <style:style style:name="T132" style:family="text">
      <style:text-properties style:font-name="Liberation Serif" fo:font-size="12pt" officeooo:rsid="007a06a7" style:font-size-asian="12pt" style:font-size-complex="12pt"/>
    </style:style>
    <style:style style:name="T133" style:family="text">
      <style:text-properties style:font-name="Liberation Serif" fo:font-size="12pt" officeooo:rsid="0087b1be" style:font-size-asian="12pt" style:font-size-complex="12pt"/>
    </style:style>
    <style:style style:name="T134" style:family="text">
      <style:text-properties style:font-name="Liberation Serif" fo:font-size="12pt" officeooo:rsid="008cd17f" style:font-size-asian="12pt" style:font-size-complex="12pt"/>
    </style:style>
    <style:style style:name="T135" style:family="text">
      <style:text-properties officeooo:rsid="007d3491"/>
    </style:style>
    <style:style style:name="T136" style:family="text">
      <style:text-properties officeooo:rsid="007e7ce5"/>
    </style:style>
    <style:style style:name="T137" style:family="text">
      <style:text-properties officeooo:rsid="0082b670"/>
    </style:style>
    <style:style style:name="T138" style:family="text">
      <style:text-properties officeooo:rsid="008986a3"/>
    </style:style>
    <style:style style:name="T139" style:family="text">
      <style:text-properties officeooo:rsid="008a59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que são Containers: </text:p>
      <text:p text:style-name="P1"/>
      <text:p text:style-name="P9"><text:span text:style-name="T53">Trata-se de </text:span><text:span text:style-name="T54">um método de virtualização a nível de sistema operacional no qual nos permite empacotar e criar ambientes isolados </text:span><text:span text:style-name="T55">para rodar aplicações, suas</text:span><text:span text:style-name="T54"> dependências, b</text:span><text:span text:style-name="T55">ibliotecas, arquivos de configuração e outros binários necessários. </text:span><text:span text:style-name="T66">Todo container é gerado a partir de um</text:span><text:span text:style-name="T55"> </text:span><text:span text:style-name="T66">pacote d</text:span><text:span text:style-name="T56">enominado imagem, </text:span><text:span text:style-name="T67">no qual contem todas as instruções, configurações, </text:span><text:span text:style-name="T68">metadados, </text:span><text:span text:style-name="T67">conteúdo e estrutura dos containers</text:span><text:span text:style-name="T56">. </text:span><text:span text:style-name="T57">Essas inst</text:span><text:span text:style-name="T58">â</text:span><text:span text:style-name="T57">ncias/processos rodam no User Space e utilizam-se de system calls para se comunicar com o kernel af</text:span><text:span text:style-name="T58">í</text:span><text:span text:style-name="T57">m de solicitar serviços </text:span><text:span text:style-name="T59">ou recursos do sistema. </text:span><text:span text:style-name="T58">Um único sistema operacional real pode rodar simultaneamente múltiplas instâncias, nas quais utilizam o Kernel e recursos de hardware da máquina hospedeira.</text:span><text:span text:style-name="T59"> </text:span><text:span text:style-name="T56">Diferentemente de uma VM, um container compartilha o kernel e os recurso</text:span><text:span text:style-name="T63">s </text:span><text:span text:style-name="T56">de hardware</text:span><text:span text:style-name="T60">(</text:span><text:span text:style-name="T1">um uso limitado de disco rígido, memória RAM e CPU</text:span><text:span text:style-name="T2">)</text:span> <text:span text:style-name="T56">do host o</text:span><text:span text:style-name="T59">s, sem ter que virtualizar to</text:span><text:span text:style-name="T62">da uma infraestrutura física de hardware </text:span><text:span text:style-name="T61">e </text:span><text:span text:style-name="T59">sistema operacional através de um hypervisor. </text:span><text:span text:style-name="T64">Um container faz uso de várias primitivas do linux para realizar as funções padrões e essenciais como a criação, administração e limitação de recursos de um container. </text:span><text:span text:style-name="T70">Essas primitivas nada mais são do que features, componentes do kernel linux.</text:span></text:p>
      <text:p text:style-name="P2"/>
      <text:p text:style-name="P10"><text:span text:style-name="T59">A</text:span><text:span text:style-name="T52">baixo temos uma comparação da estrutura de um container com uma VM:</text:span></text:p>
      <text:p text:style-name="P3"/>
      <text:p text:style-name="P7">Como <text:span text:style-name="T73">é o funcionamento de um Container </text:span><text:span text:style-name="T118">Docker</text:span>?</text:p>
      <text:p text:style-name="P4"/>
      <text:p text:style-name="P4"><text:span text:style-name="T74">O Docker utiliza uma arquitetura cliente-servidor, na qual é </text:span>formada basicamente por três grandes principais camadas:</text:p>
      <text:p text:style-name="P4"/>
      <text:list xml:id="list4040962266" text:style-name="L1">
        <text:list-item>
          <text:p text:style-name="P20"><text:span text:style-name="T119">1-</text:span><text:span text:style-name="T74">Cliente: </text:span><text:span text:style-name="T76">Essa camada serve como um intermedi</text:span><text:span text:style-name="T77">á</text:span><text:span text:style-name="T76">rio de interação </text:span><text:span text:style-name="T77">entre o</text:span><text:span text:style-name="T76"> usuário </text:span><text:span text:style-name="T77">e o Docker deamon através de comandos que são recebidos a partir de uma interface de linha de comando ou uma API remota.</text:span><text:span text:style-name="T76"> </text:span></text:p>
          <text:p text:style-name="P21"/>
        </text:list-item>
        <text:list-item>
          <text:p text:style-name="P15"><text:span text:style-name="T72">2-</text:span><text:span text:style-name="T71">Docker Host ou Docker server: </text:span><text:span text:style-name="T65">Trata-se da camada responsável por englobar um ambiente completo para a execução de programas, sendo composto </text:span><text:span text:style-name="T6">pelo Daemon, imagens, containers, rede e volumes. </text:span><text:span text:style-name="T7">Um Docker Host</text:span><text:span text:style-name="T6"> </text:span><text:span text:style-name="T7">pode ser tanto local quanto remoto.</text:span></text:p>
          <text:p text:style-name="P22"/>
        </text:list-item>
        <text:list-item>
          <text:p text:style-name="P30"><text:span text:style-name="T100">D</text:span><text:span text:style-name="T99">ocker deamon: </text:span><text:span text:style-name="T85">Componente do Docker Host responsável por todas as ações relacionadas aos containers e recebe comandos por meio do Client</text:span><text:span text:style-name="T86">e.</text:span></text:p>
          <text:p text:style-name="P24"/>
          <text:p text:style-name="P31"><text:span text:style-name="T105">O</text:span><text:span text:style-name="T107">BS: Os Containers são componentes do Docker Host</text:span></text:p>
          <text:p text:style-name="P23"/>
        </text:list-item>
        <text:list-item>
          <text:p text:style-name="P33"><text:span text:style-name="T103">C</text:span><text:span text:style-name="T102">ontainers: </text:span><text:span text:style-name="T89">Trata-se de </text:span><text:span text:style-name="T90">um método de virtualização a nível de sistema operacional no qual nos permite empacotar e criar ambientes isolados </text:span><text:span text:style-name="T91">para rodar aplicações, suas</text:span><text:span text:style-name="T90"> dependências, b</text:span><text:span text:style-name="T91">ibliotecas, arquivos de configuração e outros binários necessários. </text:span><text:span text:style-name="T92">Todo </text:span><text:span text:style-name="T95">C</text:span><text:span text:style-name="T92">ontainer é gerado a partir de </text:span><text:span text:style-name="T93">um pacote denominado </text:span><text:span text:style-name="T92">imagem, </text:span><text:span text:style-name="T94">no qual contem todas as instruções, configurações, </text:span><text:span text:style-name="T95">metadados, </text:span><text:span text:style-name="T94">conteúdo e estrutura dos </text:span><text:span text:style-name="T95">C</text:span><text:span text:style-name="T94">ontainers.</text:span></text:p>
          <text:p text:style-name="P25"/>
          <text:p text:style-name="P32"><text:span text:style-name="T105">O</text:span><text:span text:style-name="T104">BS: Os Containers são componentes do Docker Host</text:span></text:p>
          <text:p text:style-name="P25"/>
        </text:list-item>
        <text:list-item>
          <text:p text:style-name="P33"><text:span text:style-name="T105">I</text:span><text:span text:style-name="T106">magens:</text:span><text:span text:style-name="T95"> Nada mais são do que arquivos em modo leitura nos quais contem todas as instruções, </text:span><text:span text:style-name="T94">configurações, </text:span><text:span text:style-name="T95">metadados,</text:span><text:span text:style-name="T94"> conteúdo e estrutura dos </text:span><text:span text:style-name="T95">C</text:span><text:span text:style-name="T94">ontainers. </text:span><text:span text:style-name="T96">É comum que uma imagem seja baseada em outra imagem, com alguma personalização ad</text:span><text:span text:style-name="T97">i</text:span><text:span text:style-name="T96">cional. Por exemplo, você pode criar uma image</text:span><text:span text:style-name="T98">m através de um Dockerfile</text:span><text:span text:style-name="T96"> baseada na imagem do ubuntu na qual serve como </text:span><text:span text:style-name="T113">um servidor web apache. </text:span><text:span text:style-name="T114">Quando uma imagem se torna uma inst</text:span><text:span text:style-name="T115">â</text:span><text:span text:style-name="T114">ncia em execução ela é chamada de Container </text:span><text:span text:style-name="T115">e, no caso de containers Docker, as imagens se tornam containers quando são executadas pelo Docker Engine.</text:span></text:p>
          <text:p text:style-name="P27"><text:soft-page-break/></text:p>
          <text:p text:style-name="P27">OBS: Os Containers são componentes do Docker Host</text:p>
          <text:p text:style-name="P26"/>
        </text:list-item>
        <text:list-item>
          <text:p text:style-name="P15"><text:span text:style-name="T72">3-</text:span><text:span text:style-name="T71">Registro: </text:span><text:span text:style-name="T69">Trata-se de um repositório para Docker imagens. Através desse repositório um </text:span><text:span text:style-name="T108">usuário pode criar</text:span><text:span text:style-name="T45">, salvar e distribuir imagens com outros usuários. O site do Docker Hub fornece um sistema de registro </text:span><text:span text:style-name="T46">público no qual é</text:span><text:span text:style-name="T45"> muit</text:span><text:span text:style-name="T46">o semelhante </text:span><text:span text:style-name="T45">com o git, permitindo que um usuário crie</text:span><text:span text:style-name="T11"> localmente suas imagens em sua máquina, e então realize operações de commit e push, podendo assim armazenar suas imagens e baixar imagens de terceiros. </text:span><text:span text:style-name="T33">Um registro também pode ser local, além do clássico registro na nuvem, de forma remota.</text:span><text:span text:style-name="T11"> </text:span></text:p>
          <text:p text:style-name="P37"/>
        </text:list-item>
        <text:list-item>
          <text:p text:style-name="P16"><text:span text:style-name="T39">D</text:span><text:span text:style-name="T40">ocker Engine: </text:span><text:span text:style-name="T12">Trata-se de uma </text:span><text:span text:style-name="T10">tecnologia de contentorização de software livre para </text:span><text:span text:style-name="T12">empacotar e criar ambientes </text:span><text:span text:style-name="T37">isolados </text:span><text:span text:style-name="T38">para rodar aplicações, suas</text:span><text:span text:style-name="T37"> dependências, b</text:span><text:span text:style-name="T38">ibliotecas, arquivos de configuração e outros binários necessários</text:span><text:span text:style-name="T10">. O Docker Engine atua como um aplicativo cliente-servid</text:span><text:span text:style-name="T12">or</text:span></text:p>
          <text:p text:style-name="P38"/>
        </text:list-item>
        <text:list-item>
          <text:p text:style-name="P19"><text:span text:style-name="T40">D</text:span><text:span text:style-name="T41">ockerfile: </text:span><text:span text:style-name="T13">Trata-se de um </text:span><text:span text:style-name="T14">arquivo</text:span><text:span text:style-name="T13"> de texto </text:span><text:span text:style-name="T24">responsável</text:span><text:span text:style-name="T13"> </text:span><text:span text:style-name="T24">por realizar a criação e construção de imagens no Docker. O arquivo </text:span><text:span text:style-name="T14">d</text:span><text:span text:style-name="T10">escreve/</text:span><text:span text:style-name="T24">defini</text:span><text:span text:style-name="T10"> </text:span><text:span text:style-name="T14">todas as</text:span><text:span text:style-name="T10"> </text:span><text:span text:style-name="T23">instruções</text:span><text:span text:style-name="T10"> que o Docker precisa para preparar uma imagem, incluindo a instalação de pacotes, criação de diretórios e definição de variáveis de ambiente entre outras coisas</text:span><text:span text:style-name="T14">, ou seja, </text:span><text:span text:style-name="T10">os comandos que um usuário pode </text:span><text:span text:style-name="T14">utilizar</text:span><text:span text:style-name="T10"> na linha de comando para montar uma imagem.</text:span><text:span text:style-name="T24"> Essas instruções são interpretadas linha a linha pelo engine do Docker.</text:span><text:span text:style-name="T10"> </text:span></text:p>
        </text:list-item>
      </text:list>
      <text:p text:style-name="P49"><text:span text:style-name="T25"/></text:p>
      <text:p text:style-name="P36"><text:span text:style-name="T25"><text:s text:c="23"/>Instruções de um dockerfile:</text:span></text:p>
      <text:p text:style-name="P36"><text:span text:style-name="T25"/></text:p>
      <text:p text:style-name="P36"><text:span text:style-name="T25"><text:s text:c="45"/>FROM imagem [:tag] = a partir de qual imagem se basear</text:span></text:p>
      <text:p text:style-name="P36"><text:span text:style-name="T25"><text:s text:c="45"/>MAINTAINER = o mantenedor do dockerfile</text:span></text:p>
      <text:p text:style-name="P36"><text:span text:style-name="T25"><text:s text:c="45"/>Run comando = basicamente o que escrevemos em um script bash</text:span></text:p>
      <text:p text:style-name="P36"><text:span text:style-name="T25"><text:s text:c="45"/></text:span><text:span text:style-name="T26">WORKIDIR /app = Diretorio “raiz” para os comandos seguintes</text:span></text:p>
      <text:p text:style-name="P36"><text:span text:style-name="T26"><text:s text:c="45"/>COPY . /app = copia arquivos </text:span><text:span text:style-name="T28">ou diretórios</text:span><text:span text:style-name="T26"> para dentro do container</text:span></text:p>
      <text:p text:style-name="P36"><text:span text:style-name="T26"><text:s text:c="45"/></text:span><text:span text:style-name="T28">ADD = copia arquivos, diretórios ou arquivos empacotados da máquina host para o container</text:span></text:p>
      <text:p text:style-name="P36"><text:span text:style-name="T26"><text:s text:c="45"/>VOLUME /app = Volumes expostos para fora do container</text:span></text:p>
      <text:p text:style-name="P36"><text:span text:style-name="T26"><text:s text:c="45"/>EXPOSE 8080 = Portas liberadas para fora do container</text:span></text:p>
      <text:p text:style-name="P36"><text:span text:style-name="T26"><text:s text:c="45"/>CMD = [“comando”, “parametros”, …] </text:span><text:span text:style-name="T28">= t</text:span><text:span text:style-name="T26">rata-s</text:span><text:span text:style-name="T28">e de um </text:span><text:span text:style-name="T31">comando, entretanto, caso haja um entrypoint, ele se torna um parâmetro para o mesmo entrypoint</text:span></text:p>
      <text:p text:style-name="P36"><text:span text:style-name="T26"><text:s text:c="45"/></text:span><text:span text:style-name="T27">ENV = Variáveis </text:span><text:span text:style-name="T29">de ambiente que servem pra configurar uma aplicação</text:span></text:p>
      <text:p text:style-name="P36"><text:span text:style-name="T27"><text:s text:c="45"/></text:span><text:span text:style-name="T28">LABEL Description = “Metadatas”</text:span></text:p>
      <text:p text:style-name="P36"><text:span text:style-name="T28"><text:s text:c="45"/></text:span><text:span text:style-name="T30">E</text:span><text:span text:style-name="T32">NTRYPOINT</text:span><text:span text:style-name="T30"> = </text:span><text:span text:style-name="T31">Defini um binário, um executável… como o principal processo do container</text:span></text:p>
      <text:p text:style-name="P36"><text:span text:style-name="T31"><text:s text:c="45"/></text:span><text:span text:style-name="T32">USER = Defini qual será o usuário padrão daquela imagem</text:span></text:p>
      <text:p text:style-name="P36"><text:span text:style-name="T25"><text:s text:c="44"/></text:span></text:p>
      <text:list xml:id="list1518760016" text:style-name="L8">
        <text:list-item>
          <text:p text:style-name="P50"><text:span text:style-name="T41">Docker Compose: </text:span><text:span text:style-name="T15">Trata-se de um orquestrador de containers do próprio Docker no qual <text:s/>automatiza o trabalho de organizar e gerenciar todos seus container a partir de um único comando através de um arquivo de configuração </text:span><text:span text:style-name="T16">de texto .YAML</text:span><text:span text:style-name="T15">.</text:span></text:p>
        </text:list-item>
      </text:list>
      <text:list xml:id="list162037045244077" text:continue-list="list4040962266" text:style-name="L1">
        <text:list-header>
          <text:p text:style-name="P39"/>
        </text:list-header>
        <text:list-item>
          <text:p text:style-name="P34"><text:span text:style-name="T3">Docker Swarm: </text:span><text:span text:style-name="T17">Trata-se de uma ferramenta nativa do Docker responsável por criar clusters utilizando Containers Dockers.</text:span></text:p>
          <text:p text:style-name="P40"/>
        </text:list-item>
        <text:list-item>
          <text:p text:style-name="P35"><text:span text:style-name="T4">Chroot</text:span><text:span text:style-name="T3">:</text:span><text:span text:style-name="T10"> </text:span><text:span text:style-name="T18">Trata-se de uma primitiva do linux responsável por </text:span><text:span text:style-name="T19">alterar o diretório raiz padrão(/) afím de criar uma nova árvore de diretórios totalmente isolada. Uma aplicação na qual é executada em tal ambiente não consegue acessar os arquivos e comandos fora desta árvore de diretórios. Esse ambiente modificado é chamado de prisão chroot ou chroot jail.</text:span></text:p>
          <text:p text:style-name="P41"><text:soft-page-break/></text:p>
        </text:list-item>
        <text:list-item>
          <text:p text:style-name="P45">Namespaces: <text:span text:style-name="T78">Trata-se de uma primitiva do linux responsável por isolar processos</text:span><text:span text:style-name="T79">(PID)</text:span><text:span text:style-name="T78">, pontos de montagem, redes, </text:span><text:span text:style-name="T79">user,</text:span><text:span text:style-name="T78"> </text:span><text:span text:style-name="T79">cgroups</text:span><text:span text:style-name="T78">...em diferentes ambientes lógicos </text:span><text:span text:style-name="T79">através do particionamento de recursos do kernel. Para isso uma namespace utiliza-se de algumas syscalls </text:span><text:span text:style-name="T80">como o unshare.</text:span></text:p>
          <text:p text:style-name="P45"/>
        </text:list-item>
        <text:list-item>
          <text:p text:style-name="P45"><text:span text:style-name="T120">Cgroups: </text:span><text:span text:style-name="T81">Trata-se de uma primitiva do linux responsável por limitar, contabilizar e isolar o consumo de recursos de hardware(cpu, memória, largura de banda de rede...) no qual um processo ou um conjunto de processos ira utilizar </text:span><text:span text:style-name="T82">através do particionamento de recursos do kernel.</text:span></text:p>
          <text:p text:style-name="P46"/>
        </text:list-item>
        <text:list-item>
          <text:p text:style-name="P46">Seccomp: <text:span text:style-name="T82">Trata-se uma primit</text:span><text:span text:style-name="T83">i</text:span><text:span text:style-name="T82">va do linux, </text:span><text:span text:style-name="T83">um componente do kernel</text:span><text:span text:style-name="T82"> responsável por gerenciar e limitar o número de syscalls na qual um processo poderá utilizar. </text:span></text:p>
          <text:p text:style-name="P42"/>
        </text:list-item>
        <text:list-item>
          <text:p text:style-name="P47"><text:span text:style-name="T121">L</text:span>ibcontainer:<text:span text:style-name="T75"> Nada mais é do que uma biblioteca e driver escrita em go e C/C ++ para oferecer suporte a uma ampla gama de tecnologias de isolamento, permitindo assim que um container trabalhe com namespaces, cgroups, </text:span><text:span text:style-name="T84">seccomps</text:span><text:span text:style-name="T75"> e outros recursos do kernel.</text:span></text:p>
          <text:p text:style-name="P43"/>
          <text:p text:style-name="P47">OBS<text:span text:style-name="T75">: Antes da Libcontainer, o Docker utilizava o LXC como ambiente de execução padrão para seus containers.</text:span></text:p>
          <text:p text:style-name="P44"/>
          <text:p text:style-name="P48"/>
          <text:p text:style-name="P48"/>
        </text:list-item>
        <text:list-item>
          <text:p text:style-name="P17"><text:span text:style-name="T42">Libvirt:</text:span><text:span text:style-name="T20"> </text:span><text:span text:style-name="T21">Trata-se de uma biblioteca essencial para diferentes tipos de tecnologias de virtualização, pois funciona como uma API para diversos mecanismos de virtualização/hypervisores como o kvm, virtualbox e entre outros. </text:span><text:span text:style-name="T22">A sua função é gerenciar máquinas virtuais </text:span><text:span text:style-name="T8">e outras funcionalidades de virtualização, como armazenamento e gerenciamento de interface de rede</text:span><text:span text:style-name="T87">.</text:span></text:p>
        </text:list-item>
      </text:list>
      <text:p text:style-name="P14"/>
      <text:list xml:id="list162037620047974" text:continue-numbering="true" text:style-name="L1">
        <text:list-item>
          <text:p text:style-name="P18"><text:span text:style-name="T101"><text:s/>: </text:span><text:span text:style-name="T88">Trata-se de um sistema de arquivo no qual </text:span><text:span text:style-name="T36">implementa uma montagem de união para outros </text:span><text:a xlink:type="simple" xlink:href="https://pt.wikipedia.org/wiki/Sistema_de_ficheiros" text:style-name="Internet_20_link" text:visited-style-name="Visited_20_Internet_20_Link"><text:span text:style-name="T49">sistemas de arquivos</text:span></text:a><text:span text:style-name="T36">. Ele permite que arquivos e diretórios de sistemas de arquivos diferentes, conhecidos como ramificações, sejam transparentemente sobrepostos, formando um único sistema de arquivos.</text:span><text:span text:style-name="T109"> </text:span></text:p>
        </text:list-item>
      </text:list>
      <text:p text:style-name="P12"/>
      <text:p text:style-name="P11"/>
      <text:p text:style-name="P6">Quais são as vantagens de se utilizar Containers ao invés de VMS:</text:p>
      <text:p text:style-name="P5"/>
      <text:list xml:id="list231023445" text:style-name="L2">
        <text:list-item>
          <text:p text:style-name="P51"><text:span text:style-name="Strong_20_Emphasis"><text:span text:style-name="T47">Flexível</text:span></text:span><text:span text:style-name="T48">: mesmo os aplicativos mais complexos podem ser armazenados em contêineres.</text:span></text:p>
        </text:list-item>
        <text:list-item>
          <text:p text:style-name="P60"><text:span text:style-name="Strong_20_Emphasis"><text:span text:style-name="T43">Leve</text:span></text:span><text:span text:style-name="T5">: os contêineres aproveitam e compartilham o kernel do host, tornando-os muito mais eficientes em termos de recursos do sistema do que as máquinas virtuais, </text:span><text:span text:style-name="T9">garantindo assim uma economia do hardware</text:span><text:span text:style-name="T5">.</text:span></text:p>
        </text:list-item>
        <text:list-item>
          <text:p text:style-name="P60"><text:span text:style-name="Strong_20_Emphasis"><text:span text:style-name="T43">Portátil</text:span></text:span><text:span text:style-name="T5">: você pode construir localmente, implantar na nuvem e executar em qualquer lugar.</text:span></text:p>
        </text:list-item>
        <text:list-item>
          <text:p text:style-name="P60"><text:span text:style-name="Strong_20_Emphasis"><text:span text:style-name="T43">Fracamente acoplado</text:span></text:span><text:span text:style-name="T5">: os contêineres são altamente autossuficientes e encapsulados, permitindo que você substitua ou atualize um sem interromper os outros.</text:span></text:p>
        </text:list-item>
        <text:list-item>
          <text:p text:style-name="P60"><text:span text:style-name="Strong_20_Emphasis"><text:span text:style-name="T43">Escalável</text:span></text:span><text:span text:style-name="T5">: você pode aumentar e distribuir automaticamente réplicas de contêiner em um datacenter.</text:span></text:p>
        </text:list-item>
        <text:list-item>
          <text:p text:style-name="P60"><text:soft-page-break/><text:span text:style-name="Strong_20_Emphasis"><text:span text:style-name="T43">Seguro</text:span></text:span><text:span text:style-name="T5">: os contêineres aplicam restrições e isolamentos agressivos aos processos, sem nenhuma configuração necessária por parte do usuário.</text:span></text:p>
        </text:list-item>
        <text:list-item>
          <text:p text:style-name="P61"><text:span text:style-name="T44">Estimulo a praticas DevOps:</text:span><text:span text:style-name="T9"> </text:span><text:span text:style-name="T35">O</text:span><text:span text:style-name="T34">s containers facilitam a integração entre as equipes de desenvolvimento e operações</text:span></text:p>
        </text:list-item>
      </text:list>
      <text:p text:style-name="P13"/>
      <text:p text:style-name="P8">Quais são as Desvantanges de se utilizar Coitaners:</text:p>
      <text:p text:style-name="P8"/>
      <text:list xml:id="list509558573" text:style-name="L3">
        <text:list-item>
          <text:p text:style-name="P52">Uma das principais desvantagens é a segurança, por compartilhar o mesmo kernel, se o kernel tem problemas, <text:span text:style-name="T122">logo todos os </text:span>container<text:span text:style-name="T122">s</text:span> também ter<text:span text:style-name="T122">ão.</text:span> </text:p>
        </text:list-item>
        <text:list-item>
          <text:p text:style-name="P62"><text:span text:style-name="T50">Em containers temos menos flexibilidade com SO. Se seu SO é Linux, você só poderá usar imagens linux. Já em VM podemos ter uma m</text:span><text:span text:style-name="T51">á</text:span><text:span text:style-name="T50">quina com Windows mais ter uma virtualização de um Linux </text:span><text:span text:style-name="T51">ou vice versa</text:span><text:span text:style-name="T50">.</text:span></text:p>
          <text:p text:style-name="P62"><text:span text:style-name="T123">Sintaxe dos comandos:</text:span></text:p>
          <text:p text:style-name="P63"><text:span text:style-name="T125">docker [options] command [arguments]</text:span></text:p>
        </text:list-item>
      </text:list>
      <text:p text:style-name="P64"><text:span text:style-name="T126">Exemplos de comandos:</text:span></text:p>
      <text:p text:style-name="P65"><text:span text:style-name="T124">d</text:span>ocker version = Exibi a versão do docker que está instalada.</text:p>
      <text:p text:style-name="P65">docker info = Mostra informações sobre o nosso docker host.</text:p>
      <text:p text:style-name="P65">docker images = Lista todas as imagens que temos no nosso docker host.</text:p>
      <text:p text:style-name="P65">docker search = Procura por imagens no docker hub(sistema de registro público oficial do Docker).</text:p>
      <text:p text:style-name="P65">docker pull = Baixa a imagem para o nosso docker host.</text:p>
      <text:p text:style-name="P69">docker build = <text:span text:style-name="T138">Constroi uma imagem de um dockerfile</text:span></text:p>
      <text:p text:style-name="P73"><text:span text:style-name="T112">d</text:span><text:span text:style-name="T110">ocker run = Executa </text:span><text:span text:style-name="T111">uma imagem(que se torna um container ao entrar em execução). </text:span>Caso você não tenha essa imagem no seu host ainda ele irá até o repositório central e irá baixar ela para o seu host, em seguida ele irá criar o contêiner.</text:p>
      <text:list xml:id="list2077764496" text:style-name="L7">
        <text:list-item>
          <text:p text:style-name="P75">-<text:span text:style-name="T135">d = </text:span>Execu<text:span text:style-name="T135">ta</text:span> o container em background</text:p>
        </text:list-item>
        <text:list-item>
          <text:p text:style-name="P75">-i <text:span text:style-name="T135">= </text:span>Modo interativo. Mantém o STDIN aberto mesmo sem console anexado</text:p>
        </text:list-item>
        <text:list-item>
          <text:p text:style-name="P75">-t <text:span text:style-name="T135">= </text:span>Aloca uma pseudo TTY</text:p>
        </text:list-item>
        <text:list-item>
          <text:p text:style-name="P75">--rm <text:span text:style-name="T136">= </text:span>Automaticamente remove o container após finalização (<text:span text:style-name="Strong_20_Emphasis">Não funciona com -d</text:span>)</text:p>
        </text:list-item>
        <text:list-item>
          <text:p text:style-name="P75">--name <text:span text:style-name="T136">= </text:span>Nome<text:span text:style-name="T136">ia</text:span> o container</text:p>
        </text:list-item>
        <text:list-item>
          <text:p text:style-name="P75">-v <text:span text:style-name="T136">= </text:span>Mapeamento de volume</text:p>
        </text:list-item>
        <text:list-item>
          <text:p text:style-name="P75">-p <text:span text:style-name="T136">= </text:span>Mapeamento de porta</text:p>
        </text:list-item>
        <text:list-item>
          <text:p text:style-name="P75">-m <text:span text:style-name="T136">= </text:span>Limita o uso de memória RAM</text:p>
        </text:list-item>
        <text:list-item>
          <text:p text:style-name="P76">-c <text:span text:style-name="T136">= </text:span>Balance<text:span text:style-name="T136">ia</text:span> o uso de CPU</text:p>
        </text:list-item>
        <text:list-item>
          <text:p text:style-name="P76">--cpu-shares <text:span text:style-name="T139">= Limita o quanto de cpu o container poderá utilizar</text:span></text:p>
        </text:list-item>
      </text:list>
      <text:p text:style-name="P78"><text:soft-page-break/>Exemplo: docker run -i -t --<text:span text:style-name="T137">name legolas1 </text:span>-p 8080:80 ubuntu:14.10 /bin/bash</text:p>
      <text:p text:style-name="P77"><text:span text:style-name="T112">d</text:span><text:span text:style-name="T111">ocker push = Envia uma imagem ou repositório para um registro.</text:span></text:p>
      <text:p text:style-name="P66">docker ps = Trás informações a respeito dos containers que estão rodando na máquina.</text:p>
      <text:p text:style-name="P66"><text:span text:style-name="T128">d</text:span>ocker stats = Exibi informações sobre <text:span text:style-name="T127">os containers que estejam rodando na máquina ou sobre</text:span> um container específico.</text:p>
      <text:p text:style-name="P66"><text:span text:style-name="T128">d</text:span>ocker inspect = Mostra informações detalhadas sobre um container.</text:p>
      <text:p text:style-name="P67">docker rmi = Deleta uma imagem do docker host.</text:p>
      <text:p text:style-name="P67">docker exec = Executa qualquer comando em um container sem estar no console dele.</text:p>
      <text:list xml:id="list2318158201" text:style-name="L6">
        <text:list-item>
          <text:p text:style-name="P74"><text:span text:style-name="Source_20_Text"><text:span text:style-name="T116">-i </text:span></text:span><text:span text:style-name="Source_20_Text"><text:span text:style-name="T117">=</text:span></text:span><text:span text:style-name="T111"> permite interagir com o container</text:span></text:p>
        </text:list-item>
        <text:list-item>
          <text:p text:style-name="P79"><text:bookmark text:name="55ca"/><text:span text:style-name="Source_20_Text"><text:span text:style-name="T129">-t</text:span></text:span><text:span text:style-name="T129"> <text:s/></text:span><text:span text:style-name="T131">= </text:span><text:span text:style-name="T129">associa o seu terminal ao terminal do container</text:span></text:p>
        </text:list-item>
        <text:list-item>
          <text:p text:style-name="P79"><text:bookmark text:name="053f"/><text:span text:style-name="Source_20_Text"><text:span text:style-name="T129">-it</text:span></text:span><text:span text:style-name="T129"> <text:s/></text:span><text:span text:style-name="T131">= </text:span><text:span text:style-name="T129">é apenas uma forma reduzida de escrever </text:span><text:span text:style-name="Source_20_Text"><text:span text:style-name="T129">-i -t</text:span></text:span></text:p>
        </text:list-item>
        <text:list-item>
          <text:p text:style-name="P79"><text:bookmark text:name="5e92"/><text:span text:style-name="Source_20_Text"><text:span text:style-name="T129">--name algum-nome </text:span></text:span><text:span text:style-name="Source_20_Text"><text:span text:style-name="T131">= </text:span></text:span><text:span text:style-name="T129"><text:s/>permite atribuir um nome ao container em execução</text:span></text:p>
        </text:list-item>
        <text:list-item>
          <text:p text:style-name="P79"><text:bookmark text:name="3dba"/><text:span text:style-name="Source_20_Text"><text:span text:style-name="T129">-p 8080:80 </text:span></text:span><text:span text:style-name="Source_20_Text"><text:span text:style-name="T131">=</text:span></text:span><text:span text:style-name="T129"> mapeia a porta 80 do container para a porta 8080 do host</text:span></text:p>
        </text:list-item>
        <text:list-item>
          <text:p text:style-name="P79"><text:bookmark text:name="850a"/><text:span text:style-name="Source_20_Text"><text:span text:style-name="T129">-d</text:span></text:span><text:span text:style-name="T129"> <text:s/></text:span><text:span text:style-name="T131">= </text:span><text:span text:style-name="T129">executa o container em background</text:span></text:p>
        </text:list-item>
        <text:list-item>
          <text:p text:style-name="P56"><text:bookmark text:name="087f"/><text:span text:style-name="Source_20_Text"><text:span text:style-name="T129">-v </text:span></text:span><text:span text:style-name="Source_20_Text"><text:span text:style-name="T131">=</text:span></text:span><text:span text:style-name="Source_20_Text"><text:span text:style-name="T129"> /pasta/host:/pasta/container</text:span></text:span><text:span text:style-name="T129"> cria um volume '/pasta/container' dentro do container com o conteúdo da pasta '/pasta/host' do host</text:span></text:p>
        </text:list-item>
      </text:list>
      <text:p text:style-name="P53"><text:span text:style-name="T129">docker attach = Entra em um container que esteja rodando na máquina.</text:span></text:p>
      <text:p text:style-name="P58"><text:span text:style-name="T130">d</text:span><text:span text:style-name="T132">ocker diff = </text:span><text:span text:style-name="T133">Mostra </text:span><text:span text:style-name="T129">alterações em arquivos ou diretórios no sistema de arquivos de um contêiner .</text:span></text:p>
      <text:p text:style-name="P59"><text:span text:style-name="T129">docker log = Exibir os logs de um container em específico.</text:span></text:p>
      <text:p text:style-name="P55"><text:span text:style-name="T130">docker start = </text:span><text:span text:style-name="T129">Quando nós saimos do nosso container com o comando exit, ele mata o nosso processo.</text:span><text:span text:style-name="T130">Para que possamos dar um dettach ou em outras palavras sair sem fecharmos ele, nós precisamos dos comandos: Ctrl+p + Ctrl+q. Para que possamos subir ele novamente vamos utilizar o comando start.</text:span></text:p>
      <text:p text:style-name="P54"><text:span text:style-name="T134">d</text:span><text:span text:style-name="T129">ocker stop = Para um container que esteja em execução.</text:span></text:p>
      <text:p text:style-name="P57"><text:span text:style-name="T129">docker commit = Gera uma nova imagem a partir de uma alteração de um contêiner.</text:span></text:p>
      <text:p text:style-name="P68">docker rm = Deleta um <text:span text:style-name="T137">container</text:span> do docker host.</text:p>
      <text:p text:style-name="P70">docker tag = Troca a tag de uma imagem/container</text:p>
      <text:p text:style-name="P71">docker login = Cria e faz login em um registro do docker</text:p>
      <text:p text:style-name="P72">Configuração de Docker Hosts:</text:p>
      <text:p text:style-name="P72">Configuração do Docker Compose:</text:p>
      <text:p text:style-name="P65"/>
      <text:p text:style-name="P65"/>
      <text:p text:style-name="P29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5:48:05.630000000</meta:creation-date>
    <dc:date>2020-11-02T16:20:36.155499683</dc:date>
    <meta:editing-duration>PT7H15M37S</meta:editing-duration>
    <meta:editing-cycles>62</meta:editing-cycles>
    <meta:generator>LibreOffice/6.4.6.2$Linux_X86_64 LibreOffice_project/40$Build-2</meta:generator>
    <meta:document-statistic meta:table-count="0" meta:image-count="0" meta:object-count="0" meta:page-count="5" meta:paragraph-count="117" meta:word-count="2001" meta:character-count="12848" meta:non-whitespace-character-count="10352"/>
  </office:meta>
</office:document-meta>
</file>